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style:text-properties fo:font-variant="normal" fo:text-transform="none" fo:color="#000000" style:font-name="Helvetica" fo:font-size="13.5pt" fo:letter-spacing="normal" fo:font-style="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rockingsoccer.com/lv/futbols/help/home/category-7/article-58" text:style-name="Internet_20_link" text:visited-style-name="Visited_20_Internet_20_Link">https://rockingsoccer.com/lv/futbols/help/home/category-7/article-58</text:a></text:h>
      <text:h text:style-name="P2" text:outline-level="1">Turnīri: Klubu pasaules kauss</text:h>
      <text:p text:style-name="P1">Klubu pasaules kauss ir neliels, bet prestižs turnīrs, kurā piedalās visu <office:annotation office:name="__Annotation__1_3409077108"><dc:creator>Nezināms autors</dc:creator><dc:date>2018-11-11T18:37:24.846000000</dc:date><text:p text:style-name="P4"><text:span text:style-name="T1">kontinentu</text:span></text:p></office:annotation>kontinetu<office:annotation-end office:name="__Annotation__1_3409077108"/> čempioni. Tas tiek izspēlēts pirmās, otrās, ceturtās un piektās nedēļas laikā.</text:p>
      <text:p text:style-name="P1">Tas ir vienas kārtas izslēgšanas turnīrs, kā nacionālais kauss. Ne visas komandas sāk no vienas kārtas. Piemēram, Eiropas un Āzijas čempioni (aktīvākie Rocking Soccer kontinenti) turnīru sāk no pusfināla. Ziemeļamerikas, Dienvidamerikas un Āfrikas čempioni sāks cīņu <office:annotation office:name="__Annotation__3_3409077108"><dc:creator>Nezināms autors</dc:creator><dc:date>2018-11-11T18:37:44.322000000</dc:date><text:p text:style-name="P4"><text:span text:style-name="T1">ceturtdaļfinālā</text:span></text:p></office:annotation>ceturdaļfinālā<office:annotation-end office:name="__Annotation__3_3409077108"/>, bet pēdējo vietu tajā izcīna Okeānijas un rīkotājvalsts čempions.</text:p>
      <text:h text:style-name="P3" text:outline-level="3">Rīkotājvalsts</text:h>
      <text:p text:style-name="P1">Tāpat kā Pasaules kausu izlasēm, arī šo turnīru rīko vienā valstī. Komandas, kuras piedalās no rīkotājvalsts ne vienmēr spēlēs savā stadionā. Ja tomēr tā notiek, tad komanda iegūst mājas stadiona priekšrocības. Citos stadionos savā valstī priekšrocības nav.</text:p>
      <text:p text:style-name="P1">Spēles norises vieta tiek izlozēta starp visiem stadioniem, kuri ir attīstīti līdz vismaz 4. līmenim. Tas nozīmē, ka jebkura valsts ar vismaz vienu stadionu virs 4. līmeņa var kļūt par rīkotājvalsti, bet lielāka iespēja protams ir valstīm, kurām to ir vairāk.</text:p>
      <text:p text:style-name="P1">Izvēlētā valsts var pieteikties turnīra rīkošanai ne ātrāk, kā 20 gadus pēc rīkošanas.</text:p>
      <text:h text:style-name="P3" text:outline-level="3">Spēlētāju pieredze</text:h>
      <text:p text:style-name="P1">Katrs spēlētājs var iegūt 300 pieredzes punktus pirmajās 2 spēlēs, kuras aizvada turnīra ietvaro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8:32:41.530000000</meta:creation-date>
    <dc:date>2018-11-11T18:40:01.706000000</dc:date>
    <meta:editing-duration>PT7M20S</meta:editing-duration>
    <meta:editing-cycles>2</meta:editing-cycles>
    <meta:generator>LibreOffice/6.0.2.1$Windows_X86_64 LibreOffice_project/f7f06a8f319e4b62f9bc5095aa112a65d2f3ac89</meta:generator>
    <meta:document-statistic meta:table-count="0" meta:image-count="0" meta:object-count="0" meta:page-count="1" meta:paragraph-count="10" meta:word-count="182" meta:character-count="1338" meta:non-whitespace-character-count="1166"/>
  </office:meta>
</office:document-meta>
</file>